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3.113cm" fo:min-width="18.326cm" fo:wrap-option="no-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5.85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972cm" fo:min-width="5.438cm"/>
      <style:paragraph-properties style:writing-mode="lr-tb"/>
    </style:style>
    <style:style style:name="gr4" style:family="graphic" style:parent-style-name="standard">
      <style:graphic-properties svg:stroke-color="#000000" draw:marker-end="Arrowheads_20_3" draw:textarea-vertical-align="middl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972cm" fo:min-width="5.437cm"/>
      <style:paragraph-properties style:writing-mode="lr-tb"/>
    </style:style>
    <style:style style:name="gr6" style:family="graphic" style:parent-style-name="standard">
      <style:graphic-properties svg:stroke-color="#000000" draw:marker-end="Arrowheads_20_3" draw:textarea-vertical-align="middle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972cm" fo:min-width="3.31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972cm" fo:min-width="3.628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972cm" fo:min-width="1.405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972cm" fo:min-width="2.04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1.972cm" fo:min-width="2.358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1.972cm" fo:min-width="1.4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2a6099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4.127cm" svg:x="1cm" svg:y="3.857cm">
          <text:p text:style-name="P1">In Memory Pages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" draw:id="id1" draw:layer="layout" svg:width="6.35cm" svg:height="2.222cm" svg:x="1.317cm" svg:y="5.127cm">
          <text:p text:style-name="P1">Previous 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938cm" svg:height="2.222cm" svg:x="11.254cm" svg:y="5.128cm">
          <text:p text:style-name="P1">New 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35cm" svg:height="2.222cm" svg:x="1.317cm" svg:y="24.495cm">
          <text:p text:style-name="P1">Written Pag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492cm" svg:y1="7.349cm" svg:x2="4.492cm" svg:y2="24.495cm" draw:start-shape="id1" draw:start-glue-point="2" draw:end-shape="id2" draw:end-glue-point="0" svg:d="M4492 7349v17146" svg:viewBox="0 0 1 17147">
          <text:p/>
        </draw:connector>
        <draw:custom-shape draw:style-name="gr5" draw:text-style-name="P2" xml:id="id3" draw:id="id3" draw:layer="layout" svg:width="5.937cm" svg:height="2.222cm" svg:x="11.255cm" svg:y="1.317cm">
          <text:p text:style-name="P1">Newly Read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223cm" svg:y1="3.539cm" svg:x2="14.223cm" svg:y2="5.128cm" draw:start-shape="id3" draw:start-glue-point="2" draw:end-shape="id4" draw:end-glue-point="0" svg:d="M14223 3539v1589" svg:viewBox="0 0 1 1590">
          <text:p/>
        </draw:connector>
        <draw:connector draw:style-name="gr6" draw:text-style-name="P1" draw:layer="layout" svg:x1="11.254cm" svg:y1="6.239cm" svg:x2="7.667cm" svg:y2="6.238cm" draw:start-shape="id4" draw:start-glue-point="3" draw:end-shape="id1" draw:end-glue-point="1" svg:d="M11254 6239h-1793v-1h-1794" svg:viewBox="0 0 3588 2">
          <text:p text:style-name="P3">Becomes</text:p>
        </draw:connector>
        <draw:custom-shape draw:style-name="gr1" draw:text-style-name="P1" draw:layer="layout" svg:width="19.59cm" svg:height="4.127cm" svg:x="1cm" svg:y="8.937cm">
          <text:p text:style-name="P1">Shrinking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6" draw:id="id6" draw:layer="layout" svg:width="6.35cm" svg:height="2.222cm" svg:x="1.317cm" svg:y="10.207cm">
          <text:p text:style-name="P1">Previous Page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3.81cm" svg:height="2.222cm" svg:x="11.477cm" svg:y="10.208cm">
          <text:p text:style-name="P1">New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7.303cm" svg:y1="8.619cm" svg:x2="13.382cm" svg:y2="10.208cm" draw:end-shape="id5" draw:end-glue-point="0" svg:d="M17303 8619v544h-3921v1045" svg:viewBox="0 0 3922 1590">
          <text:p/>
        </draw:connector>
        <draw:connector draw:style-name="gr6" draw:text-style-name="P1" draw:layer="layout" svg:x1="11.477cm" svg:y1="11.319cm" svg:x2="7.667cm" svg:y2="11.318cm" draw:start-shape="id5" draw:start-glue-point="3" draw:end-shape="id6" draw:end-glue-point="1" svg:d="M11477 11319h-1905v-1h-1905" svg:viewBox="0 0 3811 2">
          <text:p text:style-name="P3">Becomes</text:p>
        </draw:connector>
        <draw:custom-shape draw:style-name="gr1" draw:text-style-name="P1" draw:layer="layout" svg:width="19.59cm" svg:height="4.127cm" svg:x="1cm" svg:y="14.017cm">
          <text:p text:style-name="P1">Expansion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9" draw:id="id9" draw:layer="layout" svg:width="6.35cm" svg:height="2.222cm" svg:x="1.317cm" svg:y="15.287cm">
          <text:p text:style-name="P1">Previous Page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4.128cm" svg:height="2.222cm" svg:x="14.017cm" svg:y="15.287cm">
          <text:p text:style-name="P1">New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7.303cm" svg:y1="13.699cm" svg:x2="16.081cm" svg:y2="15.287cm" draw:end-shape="id7" draw:end-glue-point="0" svg:d="M17303 13699v544h-1222v1044" svg:viewBox="0 0 1223 1589">
          <text:p/>
        </draw:connector>
        <draw:connector draw:style-name="gr6" draw:text-style-name="P1" draw:layer="layout" svg:x1="11.477cm" svg:y1="16.399cm" svg:x2="7.667cm" svg:y2="16.398cm" draw:start-shape="id8" draw:start-glue-point="3" draw:end-shape="id9" draw:end-glue-point="1" svg:d="M11477 16399h-1905v-1h-1905" svg:viewBox="0 0 3811 2">
          <text:p text:style-name="P3">Becomes</text:p>
        </draw:connector>
        <draw:custom-shape draw:style-name="gr9" draw:text-style-name="P4" draw:layer="layout" svg:width="1.905cm" svg:height="2.222cm" svg:x="15.287cm" svg:y="10.207cm">
          <text:p text:style-name="P1">Read</text:p>
          <text:p text:style-name="P1">New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8" draw:id="id8" draw:layer="layout" svg:width="2.54cm" svg:height="2.222cm" svg:x="11.477cm" svg:y="15.288cm">
          <text:p text:style-name="P1">Changed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858cm" svg:height="2.222cm" svg:x="17.192cm" svg:y="5.127cm">
          <text:p text:style-name="P1">Extra</text:p>
          <text:p text:style-name="P1">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858cm" svg:height="2.222cm" svg:x="17.192cm" svg:y="10.208cm">
          <text:p text:style-name="P1">Extra</text:p>
          <text:p text:style-name="P1">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905cm" svg:height="2.222cm" svg:x="18.145cm" svg:y="15.287cm">
          <text:p text:style-name="P1">Extra</text:p>
          <text:p text:style-name="P1">Pag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9T21:05:21.978121756</meta:creation-date>
    <meta:generator>LibreOffice/7.1.7.2$Linux_X86_64 LibreOffice_project/10$Build-2</meta:generator>
    <dc:date>2021-11-30T01:03:02.689299495</dc:date>
    <meta:editing-duration>PT16M44S</meta:editing-duration>
    <meta:editing-cycles>6</meta:editing-cycles>
    <meta:document-statistic meta:object-count="23"/>
  </office:meta>
</office:document-meta>
</file>